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115cm"/>
    </style:style>
    <style:style style:name="Tableau1.B" style:family="table-column">
      <style:table-column-properties style:column-width="2.674cm"/>
    </style:style>
    <style:style style:name="Tableau1.C" style:family="table-column">
      <style:table-column-properties style:column-width="3.122cm"/>
    </style:style>
    <style:style style:name="Tableau1.D" style:family="table-column">
      <style:table-column-properties style:column-width="2.487cm"/>
    </style:style>
    <style:style style:name="Tableau1.E" style:family="table-column">
      <style:table-column-properties style:column-width="4.043cm"/>
    </style:style>
    <style:style style:name="Tableau1.F" style:family="table-column">
      <style:table-column-properties style:column-width="2.572cm"/>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2" style:family="table">
      <style:table-properties style:width="17.013cm" fo:margin-left="0cm" table:align="left"/>
    </style:style>
    <style:style style:name="Tableau2.A" style:family="table-column">
      <style:table-column-properties style:column-width="2.124cm"/>
    </style:style>
    <style:style style:name="Tableau2.B" style:family="table-column">
      <style:table-column-properties style:column-width="2.125cm"/>
    </style:style>
    <style:style style:name="Tableau2.C" style:family="table-column">
      <style:table-column-properties style:column-width="1.254cm"/>
    </style:style>
    <style:style style:name="Tableau2.D" style:family="table-column">
      <style:table-column-properties style:column-width="2.487cm"/>
    </style:style>
    <style:style style:name="Tableau2.E" style:family="table-column">
      <style:table-column-properties style:column-width="1.799cm"/>
    </style:style>
    <style:style style:name="Tableau2.F" style:family="table-column">
      <style:table-column-properties style:column-width="2.96cm"/>
    </style:style>
    <style:style style:name="Tableau2.H" style:family="table-column">
      <style:table-column-properties style:column-width="2.138cm"/>
    </style:style>
    <style:style style:name="Tableau2.A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P1" style:family="paragraph" style:parent-style-name="Standard">
      <style:text-properties officeooo:rsid="0012addb" officeooo:paragraph-rsid="0012addb"/>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officeooo:rsid="0012addb" officeooo:paragraph-rsid="0012addb" style:font-size-asian="16pt" style:font-size-complex="16pt"/>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officeooo:rsid="0012addb" officeooo:paragraph-rsid="0012addb"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12addb" officeooo:paragraph-rsid="0012addb"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135e18" officeooo:paragraph-rsid="00135e18"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135e18" officeooo:paragraph-rsid="00136432"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136432" officeooo:paragraph-rsid="00136432"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14adef" officeooo:paragraph-rsid="0014adef"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17659a" officeooo:paragraph-rsid="0017659a" style:font-size-asian="10.5pt" style:font-size-complex="12pt"/>
    </style:style>
    <style:style style:name="P10" style:family="paragraph" style:parent-style-name="Table_20_Contents">
      <style:paragraph-properties fo:text-align="center" style:justify-single-word="false"/>
      <style:text-properties fo:font-size="12pt" officeooo:rsid="00136432" officeooo:paragraph-rsid="00136432" style:font-size-asian="10.5pt" style:font-size-complex="12pt"/>
    </style:style>
    <style:style style:name="P11" style:family="paragraph" style:parent-style-name="Table_20_Contents">
      <style:paragraph-properties fo:text-align="center" style:justify-single-word="false"/>
      <style:text-properties fo:font-size="12pt" officeooo:rsid="0014adef" officeooo:paragraph-rsid="0014adef"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136432" officeooo:paragraph-rsid="00136432" style:font-size-asian="10.5pt" style:font-size-complex="12pt"/>
    </style:style>
    <style:style style:name="P13" style:family="paragraph" style:parent-style-name="Standard">
      <style:paragraph-properties fo:text-align="start" style:justify-single-word="false"/>
      <style:text-properties fo:font-size="12pt" style:text-underline-style="none" officeooo:rsid="0017659a" officeooo:paragraph-rsid="0017659a" style:font-size-asian="10.5pt" style:font-size-complex="12pt"/>
    </style:style>
    <style:style style:name="P14" style:family="paragraph" style:parent-style-name="Standard">
      <style:paragraph-properties fo:text-align="start" style:justify-single-word="false"/>
      <style:text-properties fo:font-size="12pt" style:text-underline-style="none" officeooo:rsid="001888d5" officeooo:paragraph-rsid="001888d5" style:font-size-asian="10.5pt" style:font-size-complex="12pt"/>
    </style:style>
    <style:style style:name="P15" style:family="paragraph">
      <style:paragraph-properties fo:text-align="center"/>
    </style:style>
    <style:style style:name="T1" style:family="text">
      <style:text-properties officeooo:rsid="00135e18"/>
    </style:style>
    <style:style style:name="T2" style:family="text">
      <style:text-properties officeooo:rsid="00136432"/>
    </style:style>
    <style:style style:name="T3" style:family="text">
      <style:text-properties officeooo:rsid="00160685"/>
    </style:style>
    <style:style style:name="gr1" style:family="graphic">
      <style:graphic-properties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EZET Lucas</text:p>
      <text:p text:style-name="P1">SOULARD Alexandre</text:p>
      <text:p text:style-name="P2">API TP Mémoire</text:p>
      <text:p text:style-name="P3"/>
      <text:p text:style-name="P4">Nous avons tout d’abord choisi d’implémenter 3 structures :</text:p>
      <text:p text:style-name="P4"><text:tab/>- Struct fb : qui est la structure d’une zone libre avec la taille de la zone et un pointeur vers la prochaine zone libre.</text:p>
      <text:p text:style-name="P4"><text:tab/>- Struct ab : qui est la structure d’une zone allouée avec la taille de cette zone.</text:p>
      <text:p text:style-name="P4"><text:tab/>- Struct header : qui est la structure du bloc principal qui contient la taille de la zone mémoire ainsi qu’un pointeur vers la première zone libre (ou NULL si il n’y a aucune zone libre dans la mémoire).</text:p>
      <text:p text:style-name="P4"/>
      <text:p text:style-name="P4">Mem_init : nous avons choisi d’implémenter notre fonction en initialisant le header et les bloc suivant le header à NULL afin de pouvoir les libérer et ensuite préparer <text:span text:style-name="T1">la zone mémoire pour l’allocation.</text:span></text:p>
      <text:p text:style-name="P4"/>
      <text:p text:style-name="P5">Mem_show : Dans cette fonction on parcourt la liste des zones (libres/allouées) en commencant à header et en changeant notre pointeur tout en affichant à chaque fois qu’on le change la zone précédemment vue. Si c’était une zone libre on affiche la zone libre et sa taille sinon on récupère la taille de la zone allouée et on l’affiche tout en prenant en compte le fait qu’il peut y avoir plusieurs zones allouées à coté et dans ce cas on en affiche une puis on prend la taille de l’autre et on l’affiche à nouveaux et ainsi de suite jusqu’à ce qu’on tombe à nouveau sur une zone libre.</text:p>
      <text:p text:style-name="P5"/>
      <text:p text:style-name="P5">Mem_alloc : Tout d’abord on aligne la taille rentrée pour toujours avoir des adresses de taille un multiple de 8. Ensuite on entoure la zone libre qu’on va transformer en zone allouée. Pour cela on prend deux pointeurs : Prev et After qui vont permettre de faire les branchements correctement entre les futures zones libres. <text:span text:style-name="T2">Dans le cas ou la zone qu’on va allouer est la première zone libre dans ce cas on utilise un troisième pointeur : Premier qui pointe toujours vers la première zone libre en mémoire.</text:span></text:p>
      <text:p text:style-name="P5"/>
      <text:p text:style-name="P7">Cas ou la taille de la zone libre ou on va allouer est strictement supérieure à la taille demandée :</text:p>
      <text:p text:style-name="P7"><text:tab/>Cas ou Prev = After :</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0">HEADER</text:p>
          </table:table-cell>
          <table:table-cell table:style-name="Tableau1.A1" office:value-type="string">
            <text:p text:style-name="P10">ZO</text:p>
          </table:table-cell>
          <table:table-cell table:style-name="Tableau1.A1" office:value-type="string">
            <text:p text:style-name="P10">ZL</text:p>
          </table:table-cell>
          <table:table-cell table:style-name="Tableau1.A1" office:value-type="string">
            <text:p text:style-name="P10">ZO</text:p>
          </table:table-cell>
          <table:table-cell table:style-name="Tableau1.A1" office:value-type="string">
            <text:p text:style-name="P10">ZO</text:p>
          </table:table-cell>
          <table:table-cell table:style-name="Tableau1.F1" office:value-type="string">
            <text:p text:style-name="P10">ZL</text:p>
          </table:table-cell>
        </table:table-row>
      </table:table>
      <text:p text:style-name="P5"><draw:line text:anchor-type="paragraph" draw:z-index="0" draw:name="Forme1" draw:style-name="gr1" draw:text-style-name="P15" svg:x1="4.729cm" svg:y1="0.065cm" svg:x2="4.729cm" svg:y2="1.044cm"><text:p/></draw:line></text:p>
      <text:p text:style-name="P6"><text:tab/><text:tab/><text:tab/></text:p>
      <text:p text:style-name="P7"><text:tab/><text:tab/><text:tab/> <text:s text:c="2"/>Premier </text:p>
      <text:p text:style-name="P7">Dans ce cas là on décale Premier de la taille de la zone mémoire allouée.</text:p>
      <text:p text:style-name="P7"/>
      <text:p text:style-name="P8"><text:tab/>Cas ou Prev != After :</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B"/>
        <table:table-column table:style-name="Tableau2.H"/>
        <table:table-row>
          <table:table-cell table:style-name="Tableau2.A1" office:value-type="string">
            <text:p text:style-name="P11">HEADER</text:p>
          </table:table-cell>
          <table:table-cell table:style-name="Tableau2.A1" office:value-type="string">
            <text:p text:style-name="P11">ZO</text:p>
          </table:table-cell>
          <table:table-cell table:style-name="Tableau2.A1" office:value-type="string">
            <text:p text:style-name="P11">ZL</text:p>
          </table:table-cell>
          <table:table-cell table:style-name="Tableau2.A1" office:value-type="string">
            <text:p text:style-name="P11">ZO</text:p>
          </table:table-cell>
          <table:table-cell table:style-name="Tableau2.A1" office:value-type="string">
            <text:p text:style-name="P11">ZO</text:p>
          </table:table-cell>
          <table:table-cell table:style-name="Tableau2.A1" office:value-type="string">
            <text:p text:style-name="P11">ZL</text:p>
          </table:table-cell>
          <table:table-cell table:style-name="Tableau2.A1" office:value-type="string">
            <text:p text:style-name="P11">ZO</text:p>
          </table:table-cell>
          <table:table-cell table:style-name="Tableau2.H1" office:value-type="string">
            <text:p text:style-name="P11">ZL</text:p>
          </table:table-cell>
        </table:table-row>
      </table:table>
      <text:p text:style-name="P8"><draw:line text:anchor-type="paragraph" draw:z-index="1" draw:name="Forme2" draw:style-name="gr1" draw:text-style-name="P15" svg:x1="4.279cm" svg:y1="0.111cm" svg:x2="4.094cm" svg:y2="0.958cm"><text:p/></draw:line><draw:line text:anchor-type="paragraph" draw:z-index="2" draw:name="Forme3" draw:style-name="gr1" draw:text-style-name="P15" svg:x1="9.835cm" svg:y1="0.138cm" svg:x2="9.809cm" svg:y2="0.985cm"><text:p/></draw:line></text:p>
      <text:p text:style-name="P8"/>
      <text:p text:style-name="P8"><text:tab/><text:tab/><text:tab/>Prev<text:tab/><text:tab/><text:tab/><text:tab/> <text:s text:c="6"/>After</text:p>
      <text:p text:style-name="P8">Dans ce cas là on crée un autre pointeur vers une zone libre nommée tmp. Ce pointeur permet de garder en mémoire le next de After car après on change <text:span text:style-name="T3">A</text:span>fter en lui donnant comme adresse son adresse initiale plus la valeur <text:span text:style-name="T3">de la taille allouée (et de la taille de la structure ab). On peut ainsi, grâce à la sauvegarde remettre le next de After à l’endroit pointé par tmp. On donne comme adresse à Prev→next la valeur de l’adresse pointée par le nouvel After.</text:span></text:p>
      <text:p text:style-name="P8"/>
      <text:p text:style-name="P9">Cas ou la taille de la zone libre ou on va allouer est égale à la taille demandée :</text:p>
      <text:p text:style-name="P9"><text:tab/>Cas ou After = Prev :</text:p>
      <text:p text:style-name="P9"><text:soft-page-break/>On remplace juste la zone ou on va allouer par une zone allouée. Dans ce cas la on réorganise les pointeurs comme il le faut pour que header pointe au bon endroit.</text:p>
      <text:p text:style-name="P9"><text:tab/>Cas ou After != Prev :</text:p>
      <text:p text:style-name="P9">On fait juste en sorte que le next de Prev soit égal au next de After afin de transformer la zone libre en zone allouée.</text:p>
      <text:p text:style-name="P9"/>
      <text:p text:style-name="P14">Dans le cas où on alloue une zone dans laquelle, après l’allocation, la taille restante est pas assez grande pour accueillir une structure fb, on alloue alors toute la zone à l’utilisateur.</text:p>
      <text:p text:style-name="P9"/>
      <text:p text:style-name="P9">Mem_free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13:05:44.179474200</meta:creation-date>
    <dc:date>2019-12-19T16:59:40.640537789</dc:date>
    <meta:editing-duration>PT24M42S</meta:editing-duration>
    <meta:editing-cycles>4</meta:editing-cycles>
    <meta:generator>LibreOffice/6.0.7.3$Linux_X86_64 LibreOffice_project/00m0$Build-3</meta:generator>
    <meta:document-statistic meta:table-count="2" meta:image-count="0" meta:object-count="0" meta:page-count="2" meta:paragraph-count="39" meta:word-count="600" meta:character-count="3169" meta:non-whitespace-character-count="2577"/>
  </office:meta>
</office:document-meta>
</file>